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957cm" fo:min-width="19.5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815cm" fo:min-width="19.50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62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8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72cm" fo:min-width="7.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72cm" fo:min-width="7.43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7.43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973cm" fo:min-width="7.12cm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973cm" fo:min-width="9.978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02cm" svg:height="9.207cm" svg:x="1cm" svg:y="13.06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Render Threa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002cm" svg:height="12.065cm" svg:x="1cm" svg:y="0.36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AQ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28cm" svg:height="1.905cm" svg:x="2.587cm" svg:y="2.587cm">
          <text:p text:style-name="P2">DAQ hardwar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715cm" svg:y1="3.54cm" svg:x2="9.572cm" svg:y2="3.54cm">
          <text:p/>
        </draw:line>
        <draw:custom-shape draw:style-name="gr5" draw:text-style-name="P2" draw:layer="layout" svg:width="5.398cm" svg:height="1.905cm" svg:x="9.572cm" svg:y="2.587cm">
          <text:p text:style-name="P2">DAQInterface clas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54cm" svg:x="9.29cm" svg:y="6.715cm">
          <text:p text:style-name="P2">Data repository (RAM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2.43cm" svg:y1="4.492cm" svg:x2="12.43cm" svg:y2="6.715cm">
          <text:p/>
        </draw:line>
        <draw:custom-shape draw:style-name="gr8" draw:text-style-name="P1" draw:layer="layout" svg:width="7.62cm" svg:height="2.222cm" svg:x="1.635cm" svg:y="13.7cm">
          <text:p text:style-name="P5"><text:span text:style-name="T1">Data repository </text:span>(RAM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938cm" svg:height="2.222cm" svg:x="10.842cm" svg:y="13.7cm">
          <text:p text:style-name="P1">Process (frequency detection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938cm" svg:height="2.223cm" svg:x="10.842cm" svg:y="17.557cm">
          <text:p text:style-name="P1">Render to bitmap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2cm" svg:height="2.223cm" svg:x="1.635cm" svg:y="17.557cm">
          <text:p text:style-name="P1">Show bitmap on monitor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9.255cm" svg:y1="14.97cm" svg:x2="10.842cm" svg:y2="14.97cm">
          <text:p/>
        </draw:line>
        <draw:line draw:style-name="gr13" draw:text-style-name="P4" draw:layer="layout" svg:x1="14.97cm" svg:y1="15.922cm" svg:x2="14.97cm" svg:y2="17.51cm">
          <text:p/>
        </draw:line>
        <draw:line draw:style-name="gr14" draw:text-style-name="P4" draw:layer="layout" svg:x1="10.842cm" svg:y1="18.78cm" svg:x2="9.255cm" svg:y2="18.78cm">
          <text:p/>
        </draw:line>
      </draw:page>
      <draw:page draw:name="page2" draw:style-name="dp1" draw:master-page-name="Default">
        <draw:custom-shape draw:style-name="gr15" draw:text-style-name="P1" draw:layer="layout" svg:width="10.478cm" svg:height="2.223cm" svg:x="3.222cm" svg:y="2.5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3T08:36:22.744078362</meta:creation-date>
    <dc:date>2023-08-06T20:32:53.182030525</dc:date>
    <meta:editing-duration>PT19M33S</meta:editing-duration>
    <meta:editing-cycles>15</meta:editing-cycles>
    <meta:generator>LibreOffice/7.3.7.2$Linux_X86_64 LibreOffice_project/30$Build-2</meta:generator>
    <meta:document-statistic meta:object-count="15"/>
  </office:meta>
</office:document-meta>
</file>